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249f5" officeooo:paragraph-rsid="000249f5"/>
    </style:style>
    <style:style style:name="P2" style:family="paragraph" style:parent-style-name="Standard">
      <style:text-properties fo:font-weight="bold" officeooo:rsid="000249f5" officeooo:paragraph-rsid="000249f5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249f5" officeooo:paragraph-rsid="000249f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5c71c" officeooo:paragraph-rsid="0005c71c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5c71c" officeooo:paragraph-rsid="0005c71c" style:font-weight-asian="normal" style:font-weight-complex="normal"/>
    </style:style>
    <style:style style:name="P6" style:family="paragraph" style:parent-style-name="Standard">
      <style:text-properties fo:font-weight="bold" officeooo:rsid="000249f5" officeooo:paragraph-rsid="000249f5" style:font-weight-asian="bold" style:font-weight-complex="bold"/>
    </style:style>
    <style:style style:name="T1" style:family="text">
      <style:text-properties fo:font-weight="bold" officeooo:rsid="000249f5" style:font-weight-asian="bold" style:font-weight-complex="bold"/>
    </style:style>
    <style:style style:name="T2" style:family="text">
      <style:text-properties officeooo:rsid="0005c7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ktueller Stand</text:p>
      <text:list xml:id="list42419426" text:style-name="L1">
        <text:list-item>
          <text:p text:style-name="P3">Eingabe Felder für Name, Preis, Menge, Beschreibung, Artikelnummer</text:p>
        </text:list-item>
        <text:list-item>
          <text:p text:style-name="P3">Eingegebene Daten werden in einem JTextArea ausgegeben</text:p>
        </text:list-item>
        <text:list-item>
          <text:p text:style-name="P3">Es können alle Daten in eine Datei gespeichert werden, diese anzeigen lassen und <text:s/>löschen</text:p>
        </text:list-item>
        <text:list-item>
          <text:p text:style-name="P3">Die Beschriftung der Eingabefelder können an bzw. ausgeschaltet werden</text:p>
        </text:list-item>
        <text:list-item>
          <text:p text:style-name="P3">Das löschen einzelner Produkten <text:span text:style-name="T2">haben wir rausgenommen</text:span></text:p>
        </text:list-item>
        <text:list-item>
          <text:p text:style-name="P4">Das Menü wurde hinzugefügt</text:p>
        </text:list-item>
        <text:list-item>
          <text:p text:style-name="P4">Programm ist jetzt in Deutsch, Englisch und Französisch verfügbar</text:p>
        </text:list-item>
        <text:list-item>
          <text:p text:style-name="P4">Es wird die Systemsprache ermittelt, wenn die Sprache nicht verfügbar ist wie z.B. Chinesisch dann wird Englisch ausgewählt</text:p>
        </text:list-item>
      </text:list>
      <text:p text:style-name="P2"/>
      <text:p text:style-name="P2">Programm Features die noch hinzugefügt werden</text:p>
      <text:list xml:id="list2824515161" text:style-name="L2">
        <text:list-item>
          <text:p text:style-name="P5">Italienisch und Spanisch werden noch hinzugefügt</text:p>
        </text:list-item>
        <text:list-item>
          <text:p text:style-name="P5">eventuell folgen noch weitere Sprach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49f5" officeooo:paragraph-rsid="000249f5"/>
    </style:style>
    <style:style style:name="MT1" style:family="text">
      <style:text-properties fo:font-weight="bold" officeooo:rsid="000249f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Änderungsprotokoll<text:tab/></text:span></text:p>
      </style:header>
      <style:footer>
        <text:p text:style-name="MP1">Ben, Sebastian, Fyn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8:33:16.266770216</meta:creation-date>
    <dc:date>2022-05-26T15:23:19.912195721</dc:date>
    <meta:editing-duration>PT5M21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14" meta:word-count="109" meta:character-count="743" meta:non-whitespace-character-count="655"/>
  </office:meta>
</office:document-meta>
</file>